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2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5" style:family="table-cell" style:parent-style-name="Default" style:data-style-name="N4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72" style:family="table-cell" style:parent-style-name="Default" style:data-style-name="N61"/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2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71"/>
          <table:covered-table-cell table:style-name="ce74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5" table:formula="of:=SUM([.G6:.G70])*24" office:value-type="float" office:value="74.5" calcext:value-type="float" table:number-columns-spanned="3" table:number-rows-spanned="2">
            <text:p>74,50</text:p>
          </table:table-cell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72"/>
          <table:table-cell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 table:formula="of:=[.E21]-[.C21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2]-[.C22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2" calcext:value-type="date" table:number-columns-spanned="2" table:number-rows-spanned="1">
            <text:p>12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23]-[.C2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3" calcext:value-type="date" table:number-columns-spanned="2" table:number-rows-spanned="1">
            <text:p>13/12/23</text:p>
          </table:table-cell>
          <table:covered-table-cell/>
          <table:table-cell table:style-name="ce10" office:value-type="time" office:time-value="PT10H50M00S" calcext:value-type="time" table:number-columns-spanned="2" table:number-rows-spanned="1">
            <text:p>10:50:00</text:p>
          </table:table-cell>
          <table:covered-table-cell/>
          <table:table-cell table:style-name="ce20" office:value-type="time" office:time-value="PT12H20M00S" calcext:value-type="time" table:number-columns-spanned="2" table:number-rows-spanned="1">
            <text:p>12:20:00</text:p>
          </table:table-cell>
          <table:covered-table-cell/>
          <table:table-cell table:formula="of:=[.E24]-[.C24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1H00M00S" calcext:value-type="time" table:number-columns-spanned="2" table:number-rows-spanned="1">
            <text:p>11:00:00</text:p>
          </table:table-cell>
          <table:covered-table-cell/>
          <table:table-cell table:style-name="ce20" office:value-type="time" office:time-value="PT12H00M00S" calcext:value-type="time" table:number-columns-spanned="2" table:number-rows-spanned="1">
            <text:p>12:00:00</text:p>
          </table:table-cell>
          <table:covered-table-cell/>
          <table:table-cell table:formula="of:=[.E25]-[.C25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6]-[.C26]" office:value-type="time" office:time-value="PT02H30M00S" calcext:value-type="time" table:number-columns-spanned="2" table:number-rows-spanned="1">
            <text:p>02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style-name="ce20" office:value-type="time" office:time-value="PT21H00M00S" calcext:value-type="time" table:number-columns-spanned="2" table:number-rows-spanned="1">
            <text:p>21:00:00</text:p>
          </table:table-cell>
          <table:covered-table-cell/>
          <table:table-cell table:formula="of:=[.E27]-[.C27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6" calcext:value-type="date" table:number-columns-spanned="2" table:number-rows-spanned="1">
            <text:p>16/12/23</text:p>
          </table:table-cell>
          <table:covered-table-cell/>
          <table:table-cell table:style-name="ce10" office:value-type="time" office:time-value="PT19H00M00S" calcext:value-type="time" table:number-columns-spanned="2" table:number-rows-spanned="1">
            <text:p>19:00:00</text:p>
          </table:table-cell>
          <table:covered-table-cell/>
          <table:table-cell table:style-name="ce20" office:value-type="time" office:time-value="PT22H00M00S" calcext:value-type="time" table:number-columns-spanned="2" table:number-rows-spanned="1">
            <text:p>22:00:00</text:p>
          </table:table-cell>
          <table:covered-table-cell/>
          <table:table-cell table:formula="of:=[.E28]-[.C2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9" calcext:value-type="date" table:number-columns-spanned="2" table:number-rows-spanned="1">
            <text:p>19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4H30M00S" calcext:value-type="time" table:number-columns-spanned="2" table:number-rows-spanned="1">
            <text:p>14:30:00</text:p>
          </table:table-cell>
          <table:covered-table-cell/>
          <table:table-cell table:formula="of:=[.E29]-[.C29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0" calcext:value-type="date" table:number-columns-spanned="2" table:number-rows-spanned="1">
            <text:p>20/12/23</text:p>
          </table:table-cell>
          <table:covered-table-cell/>
          <table:table-cell table:style-name="ce10" office:value-type="time" office:time-value="PT10H00M00S" calcext:value-type="time" table:number-columns-spanned="2" table:number-rows-spanned="1">
            <text:p>10:00:00</text:p>
          </table:table-cell>
          <table:covered-table-cell/>
          <table:table-cell table:style-name="ce20" office:value-type="time" office:time-value="PT13H00M00S" calcext:value-type="time" table:number-columns-spanned="2" table:number-rows-spanned="1">
            <text:p>13:00:00</text:p>
          </table:table-cell>
          <table:covered-table-cell/>
          <table:table-cell table:formula="of:=[.E30]-[.C30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0" calcext:value-type="date" table:number-columns-spanned="2" table:number-rows-spanned="1">
            <text:p>20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formula="of:=[.E31]-[.C31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1" calcext:value-type="date" table:number-columns-spanned="2" table:number-rows-spanned="1">
            <text:p>21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2H30M00S" calcext:value-type="time" table:number-columns-spanned="2" table:number-rows-spanned="1">
            <text:p>12:30:00</text:p>
          </table:table-cell>
          <table:covered-table-cell/>
          <table:table-cell table:formula="of:=[.E32]-[.C32]" office:value-type="time" office:time-value="PT04H00M00S" calcext:value-type="time" table:number-columns-spanned="2" table:number-rows-spanned="1">
            <text:p>04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1" calcext:value-type="date" table:number-columns-spanned="2" table:number-rows-spanned="1">
            <text:p>2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formula="of:=[.E33]-[.C33]" office:value-type="time" office:time-value="PT04H00M00S" calcext:value-type="time" table:number-columns-spanned="2" table:number-rows-spanned="1">
            <text:p>04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1" calcext:value-type="date" table:number-columns-spanned="2" table:number-rows-spanned="1">
            <text:p>21/12/23</text:p>
          </table:table-cell>
          <table:covered-table-cell/>
          <table:table-cell table:style-name="ce10" office:value-type="time" office:time-value="PT19H00M00S" calcext:value-type="time" table:number-columns-spanned="2" table:number-rows-spanned="1">
            <text:p>19:00:00</text:p>
          </table:table-cell>
          <table:covered-table-cell/>
          <table:table-cell table:style-name="ce20" office:value-type="time" office:time-value="PT22H30M00S" calcext:value-type="time" table:number-columns-spanned="2" table:number-rows-spanned="1">
            <text:p>22:30:00</text:p>
          </table:table-cell>
          <table:covered-table-cell/>
          <table:table-cell table:formula="of:=[.E34]-[.C34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2" calcext:value-type="date" table:number-columns-spanned="2" table:number-rows-spanned="1">
            <text:p>22/12/23</text:p>
          </table:table-cell>
          <table:covered-table-cell/>
          <table:table-cell table:style-name="ce10" office:value-type="time" office:time-value="PT07H30M00S" calcext:value-type="time" table:number-columns-spanned="2" table:number-rows-spanned="1">
            <text:p>07:30:00</text:p>
          </table:table-cell>
          <table:covered-table-cell/>
          <table:table-cell table:style-name="ce20" office:value-type="time" office:time-value="PT12H30M00S" calcext:value-type="time" table:number-columns-spanned="2" table:number-rows-spanned="1">
            <text:p>12:30:00</text:p>
          </table:table-cell>
          <table:covered-table-cell/>
          <table:table-cell table:formula="of:=[.E35]-[.C35]" office:value-type="time" office:time-value="PT05H00M00S" calcext:value-type="time" table:number-columns-spanned="2" table:number-rows-spanned="1">
            <text:p>05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2" calcext:value-type="date" table:number-columns-spanned="2" table:number-rows-spanned="1">
            <text:p>22/12/23</text:p>
          </table:table-cell>
          <table:covered-table-cell/>
          <table:table-cell table:style-name="ce10" office:value-type="time" office:time-value="PT13H00M00S" calcext:value-type="time" table:number-columns-spanned="2" table:number-rows-spanned="1">
            <text:p>13:00:00</text:p>
          </table:table-cell>
          <table:covered-table-cell/>
          <table:table-cell table:style-name="ce2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formula="of:=[.E36]-[.C36]" office:value-type="time" office:time-value="PT00H30M00S" calcext:value-type="time" table:number-columns-spanned="2" table:number-rows-spanned="1">
            <text:p>00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6:58:17.5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24T17:00:41.968000000</dc:date>
    <meta:editing-duration>PT1H37M10S</meta:editing-duration>
    <meta:editing-cycles>15</meta:editing-cycles>
    <meta:generator>LibreOffice/7.6.3.2$Windows_X86_64 LibreOffice_project/29d686fea9f6705b262d369fede658f824154cc0</meta:generator>
    <meta:document-statistic meta:table-count="1" meta:cell-count="172" meta:object-count="0"/>
  </office:meta>
</office:document-meta>
</file>